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master-page-name="">
      <style:paragraph-properties fo:margin-left="1.226cm" fo:margin-right="0cm" fo:text-align="start" style:justify-single-word="false" fo:text-indent="0cm" style:auto-text-indent="false" style:page-number="auto"/>
    </style:style>
    <style:style style:name="P3" style:family="paragraph" style:parent-style-name="Standard">
      <style:paragraph-properties fo:margin-left="1.226cm" fo:margin-right="0cm" fo:text-align="start" style:justify-single-word="false" fo:text-indent="0cm" style:auto-text-indent="false"/>
    </style:style>
    <style:style style:name="P4" style:family="paragraph" style:parent-style-name="Standard">
      <style:paragraph-properties fo:margin-left="1.226cm" fo:margin-right="0cm" fo:text-align="start" style:justify-single-word="false" fo:text-indent="0cm" style:auto-text-indent="false"/>
      <style:text-properties fo:font-size="14pt" style:font-size-asian="14pt" style:font-size-complex="14pt"/>
    </style:style>
    <style:style style:name="P5" style:family="paragraph" style:parent-style-name="Standard">
      <style:paragraph-properties fo:margin-left="1.226cm" fo:margin-right="0cm" fo:text-align="start" style:justify-single-word="false" fo:text-indent="0cm" style:auto-text-indent="false"/>
      <style:text-properties fo:font-size="14pt" style:text-underline-style="none" style:font-size-asian="14pt" style:font-size-complex="14pt"/>
    </style:style>
    <style:style style:name="P6" style:family="paragraph" style:parent-style-name="Standard">
      <style:paragraph-properties fo:margin-left="1.226cm" fo:margin-right="0cm" fo:text-align="start" style:justify-single-word="false" fo:text-indent="0cm" style:auto-text-indent="false"/>
      <style:text-properties fo:font-size="18pt" style:text-underline-style="solid" style:text-underline-width="auto" style:text-underline-color="font-color" style:font-size-asian="18pt" style:font-size-complex="18pt"/>
    </style:style>
    <style:style style:name="P7" style:family="paragraph" style:parent-style-name="Standard">
      <style:paragraph-properties fo:margin-left="1.226cm" fo:margin-right="0cm" fo:text-align="start" style:justify-single-word="false" fo:text-indent="0cm" style:auto-text-indent="false"/>
      <style:text-properties style:text-underline-style="solid" style:text-underline-width="auto" style:text-underline-color="font-color"/>
    </style:style>
    <style:style style:name="P8" style:family="paragraph" style:parent-style-name="Standard">
      <style:paragraph-properties fo:margin-left="1.226cm" fo:margin-right="0cm" fo:text-align="start" style:justify-single-word="false" fo:text-indent="0cm" style:auto-text-indent="false"/>
      <style:text-properties fo:font-size="15pt" style:font-size-asian="15pt" style:font-size-complex="15pt"/>
    </style:style>
    <style:style style:name="P9" style:family="paragraph" style:parent-style-name="Standard">
      <style:paragraph-properties fo:margin-left="1.226cm" fo:margin-right="0cm" fo:text-align="start" style:justify-single-word="false" fo:text-indent="0cm" style:auto-text-indent="false"/>
      <style:text-properties fo:font-size="16pt" style:font-size-asian="16pt" style:font-size-complex="16pt"/>
    </style:style>
    <style:style style:name="P10" style:family="paragraph" style:parent-style-name="Standard">
      <style:paragraph-properties fo:margin-left="0cm" fo:margin-right="0cm" fo:text-align="start" style:justify-single-word="false" fo:text-indent="0cm" style:auto-text-indent="false"/>
    </style:style>
    <style:style style:name="P11" style:family="paragraph" style:parent-style-name="Standard">
      <style:paragraph-properties fo:margin-left="0cm" fo:margin-right="0cm" fo:text-align="start" style:justify-single-word="false" fo:text-indent="0cm" style:auto-text-indent="false"/>
      <style:text-properties fo:font-size="18pt" style:text-underline-style="solid" style:text-underline-width="auto" style:text-underline-color="font-color" style:font-size-asian="18pt" style:font-size-complex="18pt"/>
    </style:style>
    <style:style style:name="P12" style:family="paragraph" style:parent-style-name="Standard">
      <style:paragraph-properties fo:margin-left="0cm" fo:margin-right="0cm" fo:text-align="start" style:justify-single-word="false" fo:text-indent="0cm" style:auto-text-indent="false"/>
      <style:text-properties fo:font-size="14pt" style:font-size-asian="14pt" style:font-size-complex="14pt"/>
    </style:style>
    <style:style style:name="T1" style:family="text">
      <style:text-properties fo:font-size="18pt" style:font-size-asian="18pt" style:font-size-complex="18pt"/>
    </style:style>
    <style:style style:name="T2" style:family="text">
      <style:text-properties fo:font-size="18pt" style:text-underline-style="solid" style:text-underline-width="auto" style:text-underline-color="font-color" style:font-size-asian="18pt" style:font-size-complex="18pt"/>
    </style:style>
    <style:style style:name="T3" style:family="text">
      <style:text-properties fo:font-size="18pt" style:text-underline-style="none" style:font-size-asian="18pt" style:font-size-complex="18pt"/>
    </style:style>
    <style:style style:name="T4" style:family="text">
      <style:text-properties fo:font-size="26pt" style:font-size-asian="26pt" style:font-size-complex="26pt"/>
    </style:style>
    <style:style style:name="T5" style:family="text">
      <style:text-properties fo:font-size="16pt" style:font-size-asian="16pt" style:font-size-complex="16pt"/>
    </style:style>
    <style:style style:name="T6" style:family="text">
      <style:text-properties fo:font-size="16pt" style:text-underline-style="solid" style:text-underline-width="auto" style:text-underline-color="font-color" style:font-size-asian="16pt" style:font-size-complex="16pt"/>
    </style:style>
    <style:style style:name="T7" style:family="text">
      <style:text-properties fo:font-size="20pt" style:font-size-asian="20pt" style:font-size-complex="20pt"/>
    </style:style>
    <style:style style:name="T8" style:family="text">
      <style:text-properties fo:font-size="14pt" style:font-size-asian="14pt" style:font-size-complex="14pt"/>
    </style:style>
    <style:style style:name="T9" style:family="text">
      <style:text-properties fo:font-size="14pt" style:text-underline-style="none" style:font-size-asian="14pt" style:font-size-complex="14pt"/>
    </style:style>
    <style:style style:name="T10" style:family="text">
      <style:text-properties style:text-underline-style="solid" style:text-underline-width="auto" style:text-underline-color="font-color"/>
    </style:style>
    <style:style style:name="T1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line-break/><text:line-break/><text:line-break/><text:line-break/><text:line-break/><text:line-break/><text:line-break/></text:p>
      <text:p text:style-name="P1"><text:span text:style-name="T4"/></text:p>
      <text:p text:style-name="P1"><text:span text:style-name="T4"/></text:p>
      <text:p text:style-name="P1"><text:span text:style-name="T4"/></text:p>
      <text:p text:style-name="P1"><text:span text:style-name="T4">GDD<text:line-break/>for <text:line-break/>Open the Dam: Flood Gates<text:line-break/><text:line-break/></text:span><text:span text:style-name="T7">By:</text:span><text:span text:style-name="T5"><text:line-break/>Jeff Beuglas<text:line-break/>Sean Cormier<text:line-break/>Yves Hebert<text:line-break/>Tyler Lamkin<text:line-break/></text:span></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Instructor: Joselyn O'Connor</text:span></text:p>
      <text:p text:style-name="P1"><text:span text:style-name="T5">Date:June 8, 2017<text:line-break/><text:line-break/></text:span></text:p>
      <text:p text:style-name="P1"><text:soft-page-break/><text:span text:style-name="T5"/></text:p>
      <text:p text:style-name="P2"><text:span text:style-name="T5"/></text:p>
      <text:p text:style-name="P3"><text:span text:style-name="T5"/></text:p>
      <text:p text:style-name="P3"><text:span text:style-name="T2">Personnel Team</text:span><text:span text:style-name="T5"><text:line-break/>Jeff Beuglas – Designer / Programmer<text:line-break/>Sean Cormier – Designer / Programmer<text:line-break/>Yves Hebert – Designer / Programmer<text:line-break/>Tyler Lamkin – Designer / Programmer</text:span></text:p>
      <text:p text:style-name="P3"><text:span text:style-name="T5"/></text:p>
      <text:p text:style-name="P3"><text:span text:style-name="T5"/></text:p>
      <text:p text:style-name="P6">Overview</text:p>
      <text:p text:style-name="P3"><text:span text:style-name="T5">Title: Close The Dam: Flood Gates</text:span></text:p>
      <text:p text:style-name="P3"><text:span text:style-name="T8">Theme: workplace game, fast paced arcade style game.</text:span></text:p>
      <text:p text:style-name="P3"><text:span text:style-name="T8">Intended Platform: IOS</text:span></text:p>
      <text:p text:style-name="P3"><text:span text:style-name="T8"/></text:p>
      <text:p text:style-name="P3"><text:span text:style-name="T8"/></text:p>
      <text:p text:style-name="P3"><text:span text:style-name="T2">General Story</text:span></text:p>
      <text:p text:style-name="P4">Your the best dam operator/technician in the country, and only you can help prevent the dam from bursting. It's your job to make sure disaster is averted. The Sole Character (un-named) is the one qualified <text:s/>enough for the job.</text:p>
      <text:p text:style-name="P3"><text:span text:style-name="T8"><text:line-break/></text:span><text:span text:style-name="T2">Core gameplay mechanics overview</text:span></text:p>
      <text:p text:style-name="P3"><text:span text:style-name="T8">Player is tasked as a dam technician who needs to open/close valves to help prevent the dam from bursting.<text:line-break/><text:line-break/>Interaction with the valves will involve the player tracing a circle in either clockwise or counter clockwise motion to turn the valve.<text:line-break/><text:line-break/>Valves will work differently based on their colour. Example: Green means turn left, red means turn right, blue means either direction, and purple valves give bonuses.<text:line-break/><text:line-break/>Bonus valves will also reap rewards to those who are quick enough to get to them.Possible rewards may include score multipliers, time extensions, etc...<text:line-break/><text:line-break/>A planned power up for the speed round is a adrenaline boost which will slow the pace of everything down for a few seconds.<text:line-break/><text:line-break/></text:span></text:p>
      <text:p text:style-name="P3"><text:soft-page-break/><text:span text:style-name="T8"/></text:p>
      <text:p text:style-name="P3"><text:span text:style-name="T8"/></text:p>
      <text:p text:style-name="P3"><text:span text:style-name="T8">Also planning on adding a switch of some sort that can be flicked up and down to replicate the actual pumping of water.</text:span></text:p>
      <text:p text:style-name="P3"><text:span text:style-name="T8"/></text:p>
      <text:p text:style-name="P3"><text:span text:style-name="T8"/></text:p>
      <text:p text:style-name="P3"><text:span text:style-name="T2">What makes this game different?</text:span></text:p>
      <text:p text:style-name="P3"><text:span text:style-name="T9">This game is different from other games on the market because it forces players to do a specific action (Drawing a circle) to turn the valves on screen and makes it harder than it sounds by including variations in the direction you can turn them as well as the the amount of times you may have to turn different sized valves to complete your task. <text:s/>The inclusion of an additional mechanic in bonus rounds (the pump which needs to be flicked up and down) makes for a <text:s/>nice break in repetition.</text:span><text:span text:style-name="T8"><text:line-break/><text:line-break/></text:span></text:p>
      <text:p text:style-name="P10"><text:span text:style-name="T8"><text:tab/></text:span><text:span text:style-name="T1">How the game works</text:span></text:p>
      <text:p text:style-name="P3"><text:span text:style-name="T8">We plan to implement 3 styles of levels and that the game can rotate through<text:line-break/></text:span></text:p>
      <text:p text:style-name="P3"><text:span text:style-name="T8">-A speed style round<text:line-break/>- an endurance round<text:line-break/>- and a precision round<text:line-break/><text:line-break/>The end of each round includes a bonus section if the player meets a certain benchmark in terms of score. Bonus sections will involved flicking a pump switch up and down as much as possible to simulate pumping water.</text:span></text:p>
      <text:p text:style-name="P3"><text:span text:style-name="T8"/></text:p>
      <text:p text:style-name="P7"><text:span text:style-name="T5">Speed rounds</text:span></text:p>
      <text:p text:style-name="P3"><text:span text:style-name="T8">The Speed rounds with feature a scrolling screen (left to right) with several valves appearing along the way. Players will be tasked with turning the valves as the screen scrolls through, some valves being harder or taking long to turn than others (possibly based on size).<text:line-break/><text:line-break/></text:span><text:span text:style-name="T6">Endurance Rounds</text:span></text:p>
      <text:p text:style-name="P3"><text:span text:style-name="T8">Endurance rounds will feature a static screen with several valves on display and the player must keep each valve “cranked up”. Once the player has finished cranking a valve it will slowly start to “unwind” and failure to keep the valves cranked up will result in losing.<text:line-break/><text:line-break/></text:span></text:p>
      <text:p text:style-name="P3"><text:span text:style-name="T8"/></text:p>
      <text:p text:style-name="P3"><text:soft-page-break/><text:span text:style-name="T8"/></text:p>
      <text:p text:style-name="P3"><text:span text:style-name="T8"/></text:p>
      <text:p text:style-name="P7"><text:span text:style-name="T5">Precision Rounds</text:span></text:p>
      <text:p text:style-name="P4">Precision Rounds will involve the player having to trace their path along hallways to get from valve to valve before they can start turning them.<text:line-break/>Levels could get more intricate or complex as the player progresses through them.<text:line-break/><text:line-break/></text:p>
      <text:p text:style-name="P9"><text:span text:style-name="T10">Bonus Section</text:span></text:p>
      <text:p text:style-name="P5">The bonus section Involves a pump switch that can be flicked up and down to simulate pumping water. Players must flick this switch up and down as much as possible for bonus points before the next round begins. Bonus section doesn't ALWAYS appear.</text:p>
      <text:p text:style-name="P8"><text:span text:style-name="T10"/></text:p>
      <text:p text:style-name="P4"><text:line-break/><text:span text:style-name="T6">Scoring</text:span><text:line-break/>Scoring will be implemented based on the actual turns of the valves, 1 full turn equalling 1 point.<text:line-break/><text:line-break/>Additionally, time bonuses will be offered for the speed rounds.<text:line-break/><text:line-break/></text:p>
      <text:p text:style-name="P11"><text:span text:style-name="T11"><text:tab/></text:span>Visuals</text:p>
      <text:p text:style-name="P5">The game takes place within a dam, and will feature most likely a brick background with the valves coming out of it. Game will take place in landscape as well as portrait based on which round the player is playing. More specifically, in the precision rounds, there will be “hallways” a sort of visual for the player to know where they must trace their finger through.<text:line-break/><text:line-break/><text:line-break/><text:span text:style-name="T2">Sound</text:span></text:p>
      <text:p text:style-name="P5">Creaking noises for the valves possibly , and a bass/drum background bed of music. Possibility of <text:s/>increasing the speed of music as the player gets close to running out of time.</text:p>
      <text:p text:style-name="P5"/>
      <text:p text:style-name="P12"><text:span text:style-name="T3"><text:tab/></text:span><text:span text:style-name="T2">Additional Plans</text:span></text:p>
      <text:p text:style-name="P5">The game will include an option menu of sorts to at least mute the sound if the player prefers to play the game with their own music playing.</text:p>
      <text:p text:style-name="P4"><text:span text:style-name="T2"/></text:p>
      <text:p text:style-name="P4"/>
      <text:p text:style-name="P4"><text:soft-page-break/></text:p>
      <text:p text:style-name="P3"><text:span text:style-name="T8"><text:line-break/></text:span><text:span text:style-name="T4"><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ean cormier</meta:initial-creator>
    <meta:creation-date>2017-06-08T18:23:18</meta:creation-date>
    <meta:generator>OpenOffice/4.1.2$Unix OpenOffice.org_project/412m3$Build-9782</meta:generator>
    <meta:document-statistic meta:table-count="0" meta:image-count="0" meta:object-count="0" meta:page-count="5" meta:paragraph-count="33" meta:word-count="756" meta:character-count="4384"/>
  </office:meta>
</office:document-meta>
</file>